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92D050"/>
    </style:style>
    <style:style style:name="ce27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2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3">
            <text:p>(?&lt;!ˈ)^o(?![juɫ])</text:p>
          </table:table-cell>
          <table:table-cell office:value-type="string" table:style-name="ce23">
            <text:p>ɔ / o</text:p>
          </table:table-cell>
          <table:table-cell office:value-type="string" table:style-name="ce24">
            <text:p>T47</text:p>
          </table:table-cell>
          <table:table-cell office:value-type="string" table:style-name="ce25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26"/>
        </table:table-row>
        <table:table-row table:style-name="ro7">
          <table:table-cell office:value-type="string" table:style-name="ce23">
            <text:p>(?&lt;!ˈ)^e(?![juɫs̃])</text:p>
          </table:table-cell>
          <table:table-cell office:value-type="string" table:style-name="ce23">
            <text:p>e / i</text:p>
          </table:table-cell>
          <table:table-cell office:value-type="string" table:style-name="ce27">
            <text:p>T48</text:p>
          </table:table-cell>
          <table:table-cell table:style-name="ce28"/>
          <table:table-cell table:number-columns-repeated="16380" table:style-name="ce29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2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7:44:53Z</dc:date>
  </office:meta>
</office:document-meta>
</file>